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File "/home/lusmse/ass3_ws/install/mark_1/lib/mark_1/mark2", line 33, in &lt;module&gt;</text:p>
      <text:p text:style-name="Standard"><text:s text:c="4"/>sys.exit(load_entry_point('mark-1', 'console_scripts', 'mark2')())</text:p>
      <text:p text:style-name="Standard"><text:s text:c="2"/>File "/home/lusmse/ass3_ws/build/mark_1/mark_1/mark2.py", line 197, in main</text:p>
      <text:p text:style-name="Standard"><text:s text:c="4"/>status = traverse(historical_poses, navigator, -3)</text:p>
      <text:p text:style-name="Standard"><text:s text:c="2"/>File "/home/lusmse/ass3_ws/build/mark_1/mark_1/mark2.py", line 158, in traverse</text:p>
      <text:p text:style-name="Standard"><text:s text:c="4"/>traverse(stack, navigator, 1)</text:p>
      <text:p text:style-name="Standard"><text:s text:c="2"/>File "/home/lusmse/ass3_ws/build/mark_1/mark_1/mark2.py", line 158, in traverse</text:p>
      <text:p text:style-name="Standard"><text:s text:c="4"/>traverse(stack, navigator, 1)</text:p>
      <text:p text:style-name="Standard"><text:s text:c="2"/>File "/home/lusmse/ass3_ws/build/mark_1/mark_1/mark2.py", line 158, in traverse</text:p>
      <text:p text:style-name="Standard"><text:s text:c="4"/>traverse(stack, navigator, 1)</text:p>
      <text:p text:style-name="Standard"><text:s text:c="2"/>File "/home/lusmse/ass3_ws/build/mark_1/mark_1/mark2.py", line 116, in traverse</text:p>
      <text:p text:style-name="Standard"><text:s text:c="4"/>traverse(stack, navigator, fromDir)</text:p>
      <text:p text:style-name="Standard"><text:s text:c="2"/>File "/home/lusmse/ass3_ws/build/mark_1/mark_1/mark2.py", line 174, in traverse</text:p>
      <text:p text:style-name="Standard"><text:s text:c="4"/>travel(navigator, path)</text:p>
      <text:p text:style-name="Standard"><text:s text:c="2"/>File "/home/lusmse/ass3_ws/build/mark_1/mark_1/mark2.py", line 71, in travel</text:p>
      <text:p text:style-name="Standard"><text:s text:c="4"/>navigator.followPath(path)</text:p>
      <text:p text:style-name="Standard"><text:s text:c="2"/>File "/opt/ros/humble/lib/python3.10/site-packages/nav2_simple_commander/robot_navigator.py", line 253, in followPath</text:p>
      <text:p text:style-name="Standard"><text:s text:c="4"/>goal_msg.path = path</text:p>
      <text:p text:style-name="Standard"><text:s text:c="2"/>File "/opt/ros/humble/local/lib/python3.10/dist-packages/nav2_msgs/action/_follow_path.py", line 139, in path</text:p>
      <text:p text:style-name="Standard"><text:s text:c="4"/>assert \</text:p>
      <text:p text:style-name="Standard">AssertionError: The 'path' field must be a sub message of type 'Path'</text:p>
      <text:p text:style-name="Standard">[ros2run]: Process exited with failure 1</text:p>
      <text:p text:style-name="Standard">lusmse@lusmse:~/ass3_ws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8:31:59.753009201</meta:creation-date>
    <dc:date>2023-11-20T18:32:17.072132649</dc:date>
    <meta:editing-duration>PT17S</meta:editing-duration>
    <meta:editing-cycles>1</meta:editing-cycles>
    <meta:document-statistic meta:table-count="0" meta:image-count="0" meta:object-count="0" meta:page-count="1" meta:paragraph-count="23" meta:word-count="107" meta:character-count="1362" meta:non-whitespace-character-count="1217"/>
    <meta:generator>LibreOffice/7.3.7.2$Linux_X86_64 LibreOffice_project/30$Build-2</meta:generator>
  </office:meta>
</office:document-meta>
</file>